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ootstrap mode</text:h>
      <text:p text:style-name="Standard">When the site first comes to operate, it will operate under bootstrap mode</text:p>
      <text:p text:style-name="Standard"/>
      <text:p text:style-name="Standard">In bootstrap mode:</text:p>
      <text:p text:style-name="Standard">A question is used immediately after it is created</text:p>
      <text:p text:style-name="Standard">A question is deleted immediately after a moderator mark it as spam/irrelevant</text:p>
      <text:p text:style-name="Standard">A modification is effected immediately</text:p>
      <text:p text:style-name="Standard">A comment is removed immediately if a moderator mark it as spam</text:p>
      <text:p text:style-name="Standard">An answer is removed immediately if a moderator mark it as spam</text:p>
      <text:p text:style-name="Standard">A user of level 3+ can create a new tag</text:p>
      <text:p text:style-name="Standard"/>
      <text:p text:style-name="Standard">Operating mode</text:p>
      <text:p text:style-name="Standard"/>
      <text:p text:style-name="Standard">A question must be at rating 5+ to be used </text:p>
      <text:p text:style-name="Standard">A question must receive 5 identical flag (as spam/irrelevant) to be used</text:p>
      <text:p text:style-name="Standard">A modification is effected after 24h</text:p>
      <text:p text:style-name="Standard">A comment is removed if 5 unique members mark it as spam, regardless whether the member is a moderator or not</text:p>
      <text:p text:style-name="Standard">An answer is removed if 5 unique member mark it as spam, regardless whether the member is a moderator or not</text:p>
      <text:p text:style-name="Standard">Only user of level 5+ can create new ta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huong Nguyen</meta:initial-creator>
    <meta:creation-date>2010-01-26T13:36:03</meta:creation-date>
    <dc:date>2010-02-07T15:08:57</dc:date>
    <dc:creator>Phuong Nguyen</dc:creator>
    <meta:editing-duration>PT01H02M00S</meta:editing-duration>
    <meta:editing-cycles>7</meta:editing-cycles>
    <meta:generator>OpenOffice.org/3.1$Unix OpenOffice.org_project/310m19$Build-9420</meta:generator>
    <meta:document-statistic meta:table-count="0" meta:image-count="0" meta:object-count="0" meta:page-count="1" meta:paragraph-count="16" meta:word-count="159" meta:character-count="859"/>
  </office:meta>
</office:document-meta>
</file>